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8496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eb128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eb1f6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beb1f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84962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eb128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eb1f6" style:font-weight-asian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Times New Roman" fo:font-weight="normal" officeooo:rsid="00beb1f6" officeooo:paragraph-rsid="00beb1f6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beb12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bold" officeooo:rsid="00a66a71" officeooo:paragraph-rsid="00beb12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b84962" officeooo:paragraph-rsid="00b84962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beb12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22836" officeooo:paragraph-rsid="00ac7a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beb12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90c9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a0ac45" officeooo:paragraph-rsid="00c0aa9e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52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53" style:family="paragraph" style:parent-style-name="Standard">
      <style:paragraph-properties fo:text-align="center" style:justify-single-word="false"/>
      <style:text-properties officeooo:rsid="00a0ac45" officeooo:paragraph-rsid="00beb1f6"/>
    </style:style>
    <style:style style:name="P54" style:family="paragraph" style:parent-style-name="Standard">
      <style:paragraph-properties fo:text-align="center" style:justify-single-word="false"/>
      <style:text-properties officeooo:rsid="00a0ac45" officeooo:paragraph-rsid="00c0aa9e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beb1f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acd4a4" officeooo:paragraph-rsid="00beb1f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beb1f6" officeooo:paragraph-rsid="00beb1f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c0aa9e" officeooo:paragraph-rsid="00c0aa9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beb1f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c0aa9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aa9e" officeooo:paragraph-rsid="00c0aa9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a22836" officeooo:paragraph-rsid="00a22836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a22836" officeooo:paragraph-rsid="00beb1f6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a22836" officeooo:paragraph-rsid="00c0aa9e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ae9738" officeooo:paragraph-rsid="00a22836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aa9e" officeooo:paragraph-rsid="00c0aa9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eb1f6" officeooo:paragraph-rsid="00beb1f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0aa9e" officeooo:paragraph-rsid="00beb1f6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c7a27" officeooo:paragraph-rsid="00ac7a2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weight="normal" officeooo:rsid="00ac7a27" officeooo:paragraph-rsid="00c6326c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c7a27" officeooo:paragraph-rsid="00c6326c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eb1f6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c0aa9e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style:text-underline-style="none" style:font-size-asian="10pt" style:font-size-complex="10pt"/>
    </style:style>
    <style:style style:name="T14" style:family="text">
      <style:text-properties style:font-name="Times New Roman" fo:font-size="10pt" style:text-underline-style="none" officeooo:rsid="00a5db55" style:font-size-asian="10pt" style:font-size-complex="10pt"/>
    </style:style>
    <style:style style:name="T15" style:family="text">
      <style:text-properties style:font-name="Times New Roman" fo:font-weight="bold" officeooo:rsid="00acd4a4" style:font-weight-asian="bold" style:font-weight-complex="bold"/>
    </style:style>
    <style:style style:name="T16" style:family="text">
      <style:text-properties style:font-name="Times New Roman" fo:font-weight="bold" officeooo:rsid="00ae9738" style:font-weight-asian="bold" style:font-weight-complex="bold"/>
    </style:style>
    <style:style style:name="T17" style:family="text">
      <style:text-properties style:font-name="Times New Roman" fo:font-weight="bold" officeooo:rsid="00beb128" style:font-weight-asian="bold" style:font-weight-complex="bold"/>
    </style:style>
    <style:style style:name="T18" style:family="text">
      <style:text-properties style:font-name="Times New Roman" fo:font-style="italic" fo:font-weight="bold" officeooo:rsid="00beb128" style:font-style-asian="italic" style:font-weight-asian="bold" style:font-style-complex="italic" style:font-weight-complex="bold"/>
    </style:style>
    <style:style style:name="T19" style:family="text">
      <style:text-properties style:font-name="Times New Roman" style:text-underline-style="none" style:font-size-asian="12pt"/>
    </style:style>
    <style:style style:name="T20" style:family="text">
      <style:text-properties style:font-name="Times New Roman" style:text-underline-style="none" officeooo:rsid="00c0aa9e" style:font-size-asian="12pt"/>
    </style:style>
    <style:style style:name="T21" style:family="text">
      <style:text-properties officeooo:rsid="00a66a71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ae9738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b84962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bdbaef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b18158" style:font-size-asian="14pt" style:font-size-complex="14pt"/>
    </style:style>
    <style:style style:name="T29" style:family="text">
      <style:text-properties fo:font-size="14pt" officeooo:rsid="00b90c98" style:font-size-asian="14pt" style:font-size-complex="14pt"/>
    </style:style>
    <style:style style:name="T30" style:family="text">
      <style:text-properties fo:font-size="14pt" officeooo:rsid="00ba54f1" style:font-size-asian="14pt" style:font-size-complex="14pt"/>
    </style:style>
    <style:style style:name="T31" style:family="text">
      <style:text-properties fo:font-size="14pt" officeooo:rsid="00bdbaef" style:font-size-asian="14pt" style:font-size-complex="14pt"/>
    </style:style>
    <style:style style:name="T32" style:family="text">
      <style:text-properties fo:font-size="14pt" officeooo:rsid="00beb1f6" style:font-size-asian="14pt" style:font-size-complex="14pt"/>
    </style:style>
    <style:style style:name="T33" style:family="text">
      <style:text-properties fo:font-size="14pt" officeooo:rsid="00c3d139" style:font-size-asian="14pt" style:font-size-complex="14pt"/>
    </style:style>
    <style:style style:name="T34" style:family="text">
      <style:text-properties fo:font-size="14pt" officeooo:rsid="00c4248b" style:font-size-asian="14pt" style:font-size-complex="14pt"/>
    </style:style>
    <style:style style:name="T35" style:family="text">
      <style:text-properties fo:font-size="14pt" officeooo:rsid="00c6326c" style:font-size-asian="14pt" style:font-size-complex="14pt"/>
    </style:style>
    <style:style style:name="T36" style:family="text">
      <style:text-properties fo:font-size="14pt" fo:font-style="italic" fo:font-weight="bold" officeooo:rsid="00b84962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14pt" fo:font-style="italic" officeooo:rsid="00ba54f1" style:font-size-asian="14pt" style:font-style-asian="italic" style:font-size-complex="14pt" style:font-style-complex="italic"/>
    </style:style>
    <style:style style:name="T39" style:family="text">
      <style:text-properties fo:font-size="14pt" fo:font-style="italic" officeooo:rsid="00bdbaef" style:font-size-asian="14pt" style:font-style-asian="italic" style:font-size-complex="14pt" style:font-style-complex="italic"/>
    </style:style>
    <style:style style:name="T40" style:family="text">
      <style:text-properties fo:font-size="14pt" fo:font-style="italic" officeooo:rsid="00beb1f6" style:font-size-asian="14pt" style:font-style-asian="italic" style:font-size-complex="14pt" style:font-style-complex="italic"/>
    </style:style>
    <style:style style:name="T41" style:family="text">
      <style:text-properties officeooo:rsid="00a895f3"/>
    </style:style>
    <style:style style:name="T42" style:family="text">
      <style:text-properties officeooo:rsid="00ac7a27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a66a71" style:font-size-asian="12pt" style:font-size-complex="12pt"/>
    </style:style>
    <style:style style:name="T45" style:family="text">
      <style:text-properties officeooo:rsid="00acd4a4"/>
    </style:style>
    <style:style style:name="T46" style:family="text">
      <style:text-properties officeooo:rsid="00adb4a1"/>
    </style:style>
    <style:style style:name="T47" style:family="text">
      <style:text-properties officeooo:rsid="00b0fa8b"/>
    </style:style>
    <style:style style:name="T48" style:family="text">
      <style:text-properties officeooo:rsid="00b1f77b"/>
    </style:style>
    <style:style style:name="T49" style:family="text">
      <style:text-properties officeooo:rsid="00b70d3c"/>
    </style:style>
    <style:style style:name="T50" style:family="text">
      <style:text-properties officeooo:rsid="00beb1f6"/>
    </style:style>
    <style:style style:name="T51" style:family="text">
      <style:text-properties officeooo:rsid="00c632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3">Modified APA Formatting for Marron </text:span><text:span text:style-name="T22">Document</text:span><text:span text:style-name="T23">s</text:span></text:p>
      <text:p text:style-name="P75"><text:span text:style-name="T44">B</text:span><text:span text:style-name="T43">elow you will find</text:span><text:span text:style-name="T27"> <text:s/>a </text:span><text:span text:style-name="T34">style </text:span><text:span text:style-name="T27">guide to the organizational format </text:span><text:span text:style-name="T34">i</text:span><text:span text:style-name="T33">) </text:span><text:span text:style-name="T27">for all homework assignments (unless duly noted). </text:span><text:span text:style-name="T35">Note that the format requires:</text:span></text:p>
      <text:p text:style-name="P77"><text:span text:style-name="T51">* Single-spaced text</text:span></text:p>
      <text:p text:style-name="P78"><text:span text:style-name="T51"><text:tab/>* 0.5 inch margins (left and right)</text:span></text:p>
      <text:p text:style-name="P76"><text:span text:style-name="T51"><text:tab/>* 12-point Times New Roman font</text:span></text:p>
      <text:p text:style-name="P77"><text:span text:style-name="T51">* Printing double-sided if possible</text:span></text:p>
      <text:p text:style-name="P77"><text:span text:style-name="T51">* References, if needed, are in a standard format (eg, APA)</text:span></text:p>
      <text:p text:style-name="P10">---------------------------------------------------------------------------------------------------------------------------------------</text:p>
      <text:p text:style-name="P2"><text:span text:style-name="T47">Your </text:span>Name</text:p>
      <text:p text:style-name="P2">I<text:span text:style-name="T50">T</text:span><text:span text:style-name="T41"># </text:span>(Marron)</text:p>
      <text:p text:style-name="P12">HW_#</text:p>
      <text:p text:style-name="P11">Date</text:p>
      <text:p text:style-name="P8"/>
      <text:p text:style-name="P52"><text:span text:style-name="T2">Task </text:span><text:span text:style-name="T8">#</text:span><text:span text:style-name="T2">: </text:span><text:span text:style-name="T1">Title </text:span><text:span text:style-name="T3">of Task</text:span><text:span text:style-name="T11"> </text:span><text:span text:style-name="T12">(14pt Times New Roman, center, bold)</text:span></text:p>
      <text:p text:style-name="P67"/>
      <text:p text:style-name="P60"><text:span text:style-name="T50">H</text:span><text:span text:style-name="T42">eading </text:span><text:span text:style-name="T45">1</text:span><text:span text:style-name="T21">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text:tab/><text:tab/></text:span><text:span text:style-name="T19">&lt;</text:span><text:span text:style-name="T20">== as needed</text:span></text:p>
      <text:p text:style-name="P55"/>
      <text:p text:style-name="P62"><text:span text:style-name="T50">H</text:span><text:span text:style-name="T42">eading </text:span><text:span text:style-name="T45">2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text:tab/><text:tab/></text:span><text:span text:style-name="T19">&lt;</text:span><text:span text:style-name="T20">== as needed</text:span></text:p>
      <text:p text:style-name="P71"/>
      <text:p text:style-name="P71">etc ….</text:p>
      <text:p text:style-name="P50">---------------------------------------------------------------------------------------------------------------------------------------</text:p>
      <text:p text:style-name="P55"/>
      <text:p text:style-name="P58">For example,</text:p>
      <text:p text:style-name="P18">Fulano El Primero</text:p>
      <text:p text:style-name="P7">I<text:span text:style-name="T50">T 0939 </text:span>(Marron)</text:p>
      <text:p text:style-name="P17">HW_<text:span text:style-name="T50">1</text:span></text:p>
      <text:p text:style-name="P18">12/31/2020</text:p>
      <text:p text:style-name="P9"/>
      <text:p text:style-name="P53"><text:span text:style-name="T2">Task </text:span><text:span text:style-name="T8">1</text:span><text:span text:style-name="T2">: </text:span><text:span text:style-name="T8">Evaluation of Humor</text:span></text:p>
      <text:p text:style-name="P68"/>
      <text:p text:style-name="P73">SNL Skit 1</text:p>
      <text:p text:style-name="P56"><text:s/><text:span text:style-name="T50">So funny!</text:span></text:p>
      <text:p text:style-name="P61"/>
      <text:p text:style-name="P74">SNL Skit 2</text:p>
      <text:p text:style-name="P65">I’m dying with laughter!!</text:p>
      <text:p text:style-name="P59"/>
      <text:p text:style-name="P59"/>
      <text:p text:style-name="P54"><text:span text:style-name="T2">Task </text:span><text:span text:style-name="T9">2</text:span><text:span text:style-name="T2">: </text:span><text:span text:style-name="T9">Summary Charlotte’s Web</text:span></text:p>
      <text:p text:style-name="P69"/>
      <text:p text:style-name="P65">No subheadings needed…..just al lot of text..</text:p>
      <text:p text:style-name="P65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8T20:26:12.856213480</dc:date>
    <meta:editing-duration>PT12H19M50S</meta:editing-duration>
    <meta:editing-cycles>126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144" meta:character-count="1075" meta:non-whitespace-character-count="954"/>
  </office:meta>
</office:document-meta>
</file>